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MathJax_Math" svg:font-family="MathJax_Math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990000" draw:marker-start-width="0.5cm" draw:marker-end-width="0.5cm" draw:fill-color="#990000" draw:opacity="50%" draw:textarea-horizontal-align="justify" draw:textarea-vertical-align="middle" draw:auto-grow-height="false" fo:min-height="11.65cm" fo:min-width="11.599cm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0.75cm" fo:min-width="10.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14004" draw:marker-start-width="0.5cm" draw:marker-end-width="0.5cm" draw:fill-color="#314004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_20_concave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3cm" fo:min-width="0.4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0.33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15.9cm"/>
    </style:style>
    <style:style style:name="gr1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55cm" fo:min-width="9.7cm" fo:padding-top="0.151cm" fo:padding-bottom="0.151cm" fo:padding-left="0.276cm" fo:padding-right="0.276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cc0066" draw:marker-start-width="0.5cm" draw:marker-end="Arrow_20_concave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05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990000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1400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entury Schoolbook L" fo:font-style="italic" style:font-style-asian="italic" style:font-style-complex="italic"/>
    </style:style>
    <style:style style:name="P6" style:family="paragraph">
      <loext:graphic-properties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text-properties style:font-name="Century Schoolbook L" fo:font-size="24pt" fo:font-style="italic" style:font-size-asian="24pt" style:font-style-asian="italic" style:font-size-complex="24pt" style:font-style-complex="italic"/>
    </style:style>
    <style:style style:name="P9" style:family="paragraph">
      <loext:graphic-properties draw:fill="none" draw:fill-color="#ffffff"/>
      <style:text-properties style:font-name="Century Schoolbook L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Century Schoolbook L" fo:font-style="italic" style:font-style-asian="italic" style:font-style-complex="italic"/>
    </style:style>
    <style:style style:name="T2" style:family="text">
      <style:text-properties style:text-position="-33% 58%" style:font-name="Century Schoolbook L" fo:font-style="italic" style:font-style-asian="italic" style:font-style-complex="italic"/>
    </style:style>
    <style:style style:name="T3" style:family="text">
      <style:text-properties style:text-position="0% 100%" style:font-name="Century Schoolbook L" fo:font-size="24pt" fo:font-style="italic" style:font-size-asian="24pt" style:font-style-asian="italic" style:font-size-complex="24pt" style:font-style-complex="italic"/>
    </style:style>
    <style:style style:name="T4" style:family="text">
      <style:text-properties style:text-position="-33% 58%" style:font-name="Century Schoolbook L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text-position="0% 100%" style:font-name="OpenSymbol" fo:font-size="24pt" fo:font-style="italic" style:font-name-asian="OpenSymbol" style:font-size-asian="24pt" style:font-style-asian="italic" style:font-name-complex="OpenSymbol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2.199cm" svg:height="12cm" svg:x="7.701cm" svg:y="6.3cm">
          <text:p/>
          <draw:enhanced-geometry svg:viewBox="0 0 21600 21600" draw:type="block-arc" draw:modifiers="179.544616490374 3582.114747096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1.2cm" svg:height="11cm" svg:x="8.2cm" svg:y="6.8cm">
          <text:p/>
          <draw:enhanced-geometry svg:viewBox="0 0 21600 21600" draw:type="block-arc" draw:modifiers="179.544616490374 3582.114747096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4cm" svg:height="0.4cm" svg:x="13.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0.5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2cm" svg:y1="2.6cm" svg:x2="7.6cm" svg:y2="4cm">
          <text:p/>
        </draw:line>
        <draw:line draw:style-name="gr5" draw:text-style-name="P4" draw:layer="layout" svg:x1="10.676cm" svg:y1="7.375cm" svg:x2="11.8cm" svg:y2="9cm">
          <text:p/>
        </draw:line>
        <draw:frame draw:style-name="gr6" draw:text-style-name="P5" draw:layer="layout" svg:width="0.938cm" svg:height="1.213cm" svg:x="11.776cm" svg:y="8.187cm">
          <draw:text-box>
            <text:p><text:span text:style-name="T1">f</text:span><text:span text:style-name="T2">d</text:span></text:p>
          </draw:text-box>
        </draw:frame>
        <draw:line draw:style-name="gr5" draw:text-style-name="P4" draw:layer="layout" svg:x1="13.8cm" svg:y1="10.7cm" svg:x2="13.8cm" svg:y2="12.2cm">
          <text:p/>
        </draw:line>
        <draw:frame draw:style-name="gr7" draw:text-style-name="P5" draw:layer="layout" svg:width="0.832cm" svg:height="1.094cm" svg:x="13.376cm" svg:y="11.888cm">
          <draw:text-box>
            <text:p><text:span text:style-name="T1">v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9" draw:text-style-name="P7" draw:layer="layout" svg:width="16.4cm" svg:height="0.4cm" svg:x="6.8cm" svg:y="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6.4cm" svg:height="0.4cm" svg:x="6.8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2cm" svg:height="6.8cm" svg:x="10.2cm" svg:y="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15.102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3cm" svg:y1="7.001cm" svg:x2="17.3cm" svg:y2="7cm">
          <text:p/>
        </draw:line>
        <draw:custom-shape draw:style-name="gr4" draw:text-style-name="P4" draw:layer="layout" svg:width="0.4cm" svg:height="0.4cm" svg:x="9.80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9.80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9.805cm" svg:y="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9.806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075cm" svg:y1="7.002cm" svg:x2="11cm" svg:y2="7.002cm">
          <text:p/>
        </draw:line>
        <draw:line draw:style-name="gr5" draw:text-style-name="P4" draw:layer="layout" svg:x1="10.051cm" svg:y1="6.602cm" svg:x2="10.976cm" svg:y2="6.602cm">
          <text:p/>
        </draw:line>
        <draw:line draw:style-name="gr5" draw:text-style-name="P4" draw:layer="layout" svg:x1="10.027cm" svg:y1="6.202cm" svg:x2="10.952cm" svg:y2="6.202cm">
          <text:p/>
        </draw:line>
        <draw:line draw:style-name="gr5" draw:text-style-name="P4" draw:layer="layout" svg:x1="10.003cm" svg:y1="7.402cm" svg:x2="10.928cm" svg:y2="7.402cm">
          <text:p/>
        </draw:line>
        <draw:custom-shape draw:style-name="gr4" draw:text-style-name="P4" draw:layer="layout" svg:width="0.4cm" svg:height="0.4cm" svg:x="20.379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0.38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0.381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0.382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0.651cm" svg:y1="7.004cm" svg:x2="21.576cm" svg:y2="7.004cm">
          <text:p/>
        </draw:line>
        <draw:line draw:style-name="gr5" draw:text-style-name="P4" draw:layer="layout" svg:x1="20.627cm" svg:y1="6.604cm" svg:x2="21.552cm" svg:y2="6.604cm">
          <text:p/>
        </draw:line>
        <draw:line draw:style-name="gr5" draw:text-style-name="P4" draw:layer="layout" svg:x1="20.603cm" svg:y1="6.204cm" svg:x2="21.528cm" svg:y2="6.204cm">
          <text:p/>
        </draw:line>
        <draw:line draw:style-name="gr5" draw:text-style-name="P4" draw:layer="layout" svg:x1="20.579cm" svg:y1="7.404cm" svg:x2="21.504cm" svg:y2="7.404cm">
          <text:p/>
        </draw:lin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9" draw:text-style-name="P7" draw:layer="layout" svg:width="16.4cm" svg:height="0.4cm" svg:x="6.8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6.4cm" svg:height="0.4cm" svg:x="6.8cm" svg:y="1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2cm" svg:height="1.2cm" svg:x="13.206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3.803cm" svg:y1="10.002cm" svg:x2="16.6cm" svg:y2="10cm">
          <text:p/>
        </draw:line>
        <draw:custom-shape draw:style-name="gr11" draw:text-style-name="P4" draw:layer="layout" svg:width="1.2cm" svg:height="1.2cm" svg:x="13.207cm" svg:y="7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975cm" svg:y1="10.602cm" svg:x2="11.975cm" svg:y2="10.601cm">
          <text:p/>
        </draw:line>
        <draw:line draw:style-name="gr5" draw:text-style-name="P4" draw:layer="layout" svg:x1="14cm" svg:y1="9.103cm" svg:x2="12cm" svg:y2="9.102cm">
          <text:p/>
        </draw:line>
        <draw:custom-shape draw:style-name="gr11" draw:text-style-name="P4" draw:layer="layout" svg:width="1.2cm" svg:height="1.2cm" svg:x="13.208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2cm" svg:height="1.2cm" svg:x="13.209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2cm" svg:height="1.2cm" svg:x="13.21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3.779cm" svg:y1="8.502cm" svg:x2="16.576cm" svg:y2="8.5cm">
          <text:p/>
        </draw:line>
        <draw:line draw:style-name="gr12" draw:text-style-name="P4" draw:layer="layout" svg:x1="13.755cm" svg:y1="7.002cm" svg:x2="16.552cm" svg:y2="7cm">
          <text:p/>
        </draw:line>
        <draw:line draw:style-name="gr5" draw:text-style-name="P4" draw:layer="layout" svg:x1="13.925cm" svg:y1="7.604cm" svg:x2="11.925cm" svg:y2="7.603cm">
          <text:p/>
        </draw:line>
        <draw:line draw:style-name="gr5" draw:text-style-name="P4" draw:layer="layout" svg:x1="13.85cm" svg:y1="6.405cm" svg:x2="11.85cm" svg:y2="6.404cm">
          <text:p/>
        </draw:line>
        <draw:line draw:style-name="gr5" draw:text-style-name="P4" draw:layer="layout" svg:x1="13.75cm" svg:y1="7.905cm" svg:x2="15.75cm" svg:y2="7.904cm">
          <text:p/>
        </draw:line>
        <draw:line draw:style-name="gr5" draw:text-style-name="P4" draw:layer="layout" svg:x1="13.725cm" svg:y1="9.406cm" svg:x2="15.725cm" svg:y2="9.405cm">
          <text:p/>
        </draw:line>
        <draw:frame draw:style-name="gr13" draw:text-style-name="P9" draw:layer="layout" svg:width="3.2cm" svg:height="1.6cm" svg:x="16.5cm" svg:y="8cm">
          <draw:text-box>
            <text:p text:style-name="P8"><text:span text:style-name="T3">v</text:span><text:span text:style-name="T4">d</text:span><text:span text:style-name="T3">(y)</text:span></text:p>
          </draw:text-box>
        </draw:frame>
        <draw:frame draw:style-name="gr14" draw:text-style-name="P9" draw:layer="layout" svg:width="5.1cm" svg:height="2.655cm" svg:x="8.8cm" svg:y="8.3cm">
          <draw:text-box>
            <text:p text:style-name="P8"><text:span text:style-name="T3">f</text:span><text:span text:style-name="T4">r</text:span><text:span text:style-name="T3">(y-</text:span><text:span text:style-name="T5">δ</text:span><text:span text:style-name="T3">y)</text:span></text:p>
          </draw:text-box>
        </draw:frame>
        <draw:frame draw:style-name="gr14" draw:text-style-name="P9" draw:layer="layout" svg:width="5.1cm" svg:height="2.655cm" svg:x="15.7cm" svg:y="6.901cm">
          <draw:text-box>
            <text:p text:style-name="P8"><text:span text:style-name="T3">f</text:span><text:span text:style-name="T4">r</text:span><text:span text:style-name="T3">(y+</text:span><text:span text:style-name="T5">δ</text:span><text:span text:style-name="T3">y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MathJax_Math" svg:font-family="MathJax_Math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5:23:26.095344031</meta:creation-date>
    <dc:date>2018-09-30T11:45:09.792288249</dc:date>
    <meta:editing-duration>PT16M25S</meta:editing-duration>
    <meta:editing-cycles>4</meta:editing-cycles>
    <meta:generator>LibreOffice/5.1.6.2$Linux_X86_64 LibreOffice_project/10m0$Build-2</meta:generator>
    <meta:document-statistic meta:object-count="76"/>
  </office:meta>
</office:document-meta>
</file>